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ponseUtils.ensureNoCacheHeader( FacesContext faces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sponseUtils.ensureContentTypeHeader( FacesContext facesContext , String conten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